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3ea" officeooo:paragraph-rsid="001753ea"/>
    </style:style>
    <style:style style:name="P2" style:family="paragraph" style:parent-style-name="Standard">
      <style:text-properties fo:font-weight="bold" officeooo:rsid="001753ea" officeooo:paragraph-rsid="001753ea" style:font-weight-asian="bold" style:font-weight-complex="bold"/>
    </style:style>
    <style:style style:name="P3" style:family="paragraph" style:parent-style-name="Standard">
      <style:text-properties fo:color="#ff0000" loext:opacity="100%" fo:font-weight="bold" officeooo:rsid="001753ea" officeooo:paragraph-rsid="001753ea" style:font-weight-asian="bold" style:font-weight-complex="bold"/>
    </style:style>
    <style:style style:name="P4" style:family="paragraph" style:parent-style-name="Heading_20_1">
      <style:text-properties officeooo:paragraph-rsid="003dfc0d"/>
    </style:style>
    <style:style style:name="P5" style:family="paragraph" style:parent-style-name="Standard">
      <style:text-properties officeooo:rsid="003a48bf" officeooo:paragraph-rsid="003a48bf"/>
    </style:style>
    <style:style style:name="P6" style:family="paragraph" style:parent-style-name="Standard">
      <style:text-properties officeooo:paragraph-rsid="001753ea"/>
    </style:style>
    <style:style style:name="P7" style:family="paragraph" style:parent-style-name="Standard">
      <style:text-properties fo:color="#5eb91e" loext:opacity="100%" fo:font-weight="bold" officeooo:rsid="001fbde2" officeooo:paragraph-rsid="001fbde2" style:font-weight-asian="bold" style:font-weight-complex="bold"/>
    </style:style>
    <style:style style:name="P8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9" style:family="paragraph" style:parent-style-name="Text_20_body">
      <style:text-properties officeooo:rsid="001753ea" officeooo:paragraph-rsid="001753ea"/>
    </style:style>
    <style:style style:name="P10" style:family="paragraph" style:parent-style-name="Standard">
      <style:text-properties officeooo:rsid="0035ef8c" officeooo:paragraph-rsid="0035ef8c"/>
    </style:style>
    <style:style style:name="P11" style:family="paragraph" style:parent-style-name="Standard">
      <style:text-properties fo:color="#00a933" loext:opacity="100%" fo:font-weight="bold" officeooo:rsid="0040528f" officeooo:paragraph-rsid="0040528f" fo:background-color="#ffffff" style:font-weight-asian="bold" style:font-weight-complex="bold"/>
    </style:style>
    <style:style style:name="P12" style:family="paragraph" style:parent-style-name="Standard">
      <style:text-properties fo:color="#00a933" loext:opacity="100%" officeooo:rsid="002f95fc" officeooo:paragraph-rsid="002f95fc" fo:background-color="#ffffff"/>
    </style:style>
    <style:style style:name="P13" style:family="paragraph" style:parent-style-name="Heading_20_1">
      <style:text-properties officeooo:paragraph-rsid="0043c1a3"/>
    </style:style>
    <style:style style:name="P14" style:family="paragraph" style:parent-style-name="Text_20_body">
      <style:text-properties officeooo:rsid="001753ea" officeooo:paragraph-rsid="0043c1a3"/>
    </style:style>
    <style:style style:name="P15" style:family="paragraph" style:parent-style-name="Preformatted_20_Text">
      <style:text-properties officeooo:paragraph-rsid="0043c1a3"/>
    </style:style>
    <style:style style:name="P16" style:family="paragraph" style:parent-style-name="Standard">
      <style:text-properties officeooo:rsid="0035ef8c" officeooo:paragraph-rsid="0043c1a3"/>
    </style:style>
    <style:style style:name="P17" style:family="paragraph" style:parent-style-name="Standard">
      <style:text-properties fo:color="#00a933" loext:opacity="100%" fo:font-weight="bold" officeooo:rsid="0040528f" officeooo:paragraph-rsid="0043c1a3" fo:background-color="#ffffff" style:font-weight-asian="bold" style:font-weight-complex="bold"/>
    </style:style>
    <style:style style:name="P18" style:family="paragraph" style:parent-style-name="Text_20_body">
      <style:text-properties officeooo:paragraph-rsid="0043c1a3"/>
    </style:style>
    <style:style style:name="P19" style:family="paragraph" style:parent-style-name="Heading_20_1">
      <style:text-properties officeooo:paragraph-rsid="0035ef8c"/>
    </style:style>
    <style:style style:name="P20" style:family="paragraph" style:parent-style-name="Text_20_body">
      <style:text-properties officeooo:paragraph-rsid="0035ef8c"/>
    </style:style>
    <style:style style:name="P21" style:family="paragraph" style:parent-style-name="Preformatted_20_Text">
      <style:text-properties officeooo:paragraph-rsid="0035ef8c"/>
    </style:style>
    <style:style style:name="P22" style:family="paragraph" style:parent-style-name="Standard">
      <style:text-properties fo:color="#00a933" loext:opacity="100%" fo:font-weight="bold" officeooo:rsid="00409319" officeooo:paragraph-rsid="00409319" fo:background-color="transparent" style:font-weight-asian="bold" style:font-weight-complex="bold"/>
    </style:style>
    <style:style style:name="P23" style:family="paragraph" style:parent-style-name="Heading_20_1">
      <style:text-properties officeooo:paragraph-rsid="0045c0ed"/>
    </style:style>
    <style:style style:name="P24" style:family="paragraph" style:parent-style-name="Text_20_body">
      <style:text-properties officeooo:paragraph-rsid="0045c0ed"/>
    </style:style>
    <style:style style:name="P25" style:family="paragraph" style:parent-style-name="Preformatted_20_Text">
      <style:text-properties officeooo:paragraph-rsid="0045c0ed"/>
    </style:style>
    <style:style style:name="P26" style:family="paragraph" style:parent-style-name="Standard">
      <style:text-properties officeooo:rsid="0035ef8c" officeooo:paragraph-rsid="0045c0ed"/>
    </style:style>
    <style:style style:name="P27" style:family="paragraph" style:parent-style-name="Standard">
      <style:text-properties fo:color="#00a933" loext:opacity="100%" fo:font-weight="bold" officeooo:rsid="00409319" officeooo:paragraph-rsid="0045c0ed" fo:background-color="transparent" style:font-weight-asian="bold" style:font-weight-complex="bold"/>
    </style:style>
    <style:style style:name="P28" style:family="paragraph" style:parent-style-name="Preformatted_20_Text">
      <style:text-properties officeooo:paragraph-rsid="003bd6a3"/>
    </style:style>
    <style:style style:name="P29" style:family="paragraph" style:parent-style-name="Standard">
      <style:text-properties fo:color="#158466" loext:opacity="100%" fo:font-weight="normal" officeooo:rsid="00409319" officeooo:paragraph-rsid="00409319" fo:background-color="transparent" style:font-weight-asian="normal" style:font-weight-complex="normal"/>
    </style:style>
    <style:style style:name="P30" style:family="paragraph" style:parent-style-name="Heading_20_2">
      <style:text-properties officeooo:paragraph-rsid="0045c0ed"/>
    </style:style>
    <style:style style:name="P31" style:family="paragraph" style:parent-style-name="Standard">
      <style:text-properties officeooo:rsid="001753ea" officeooo:paragraph-rsid="0045c0ed"/>
    </style:style>
    <style:style style:name="P32" style:family="paragraph" style:parent-style-name="Standard">
      <style:text-properties fo:color="#158466" loext:opacity="100%" fo:font-weight="normal" officeooo:rsid="00409319" officeooo:paragraph-rsid="0045c0ed" fo:background-color="transparent" style:font-weight-asian="normal" style:font-weight-complex="normal"/>
    </style:style>
    <style:style style:name="P33" style:family="paragraph" style:parent-style-name="Standard">
      <style:text-properties fo:color="#00a933" loext:opacity="100%" fo:font-weight="bold" officeooo:rsid="00340dab" officeooo:paragraph-rsid="00340dab" fo:background-color="transparent" style:font-weight-asian="bold" style:font-weight-complex="bold"/>
    </style:style>
    <style:style style:name="P34" style:family="paragraph" style:parent-style-name="Standard">
      <style:text-properties fo:color="#158466" loext:opacity="100%" fo:font-weight="bold" officeooo:rsid="00409319" officeooo:paragraph-rsid="00409319" fo:background-color="transparent" style:font-weight-asian="bold" style:font-weight-complex="bold"/>
    </style:style>
    <style:style style:name="P35" style:family="paragraph" style:parent-style-name="Heading_20_2">
      <style:text-properties officeooo:paragraph-rsid="0019397d"/>
    </style:style>
    <style:style style:name="P36" style:family="paragraph" style:parent-style-name="Standard">
      <style:text-properties officeooo:rsid="001753ea" officeooo:paragraph-rsid="0019397d"/>
    </style:style>
    <style:style style:name="P37" style:family="paragraph" style:parent-style-name="Preformatted_20_Text">
      <style:text-properties fo:color="#000000" loext:opacity="100%" officeooo:paragraph-rsid="0035ef8c"/>
    </style:style>
    <style:style style:name="P38" style:family="paragraph" style:parent-style-name="Preformatted_20_Text">
      <style:text-properties fo:color="#00a933" loext:opacity="100%" officeooo:paragraph-rsid="0035ef8c"/>
    </style:style>
    <style:style style:name="P39" style:family="paragraph" style:parent-style-name="Standard">
      <style:text-properties officeooo:rsid="0019397d" officeooo:paragraph-rsid="0019397d"/>
    </style:style>
    <style:style style:name="P40" style:family="paragraph" style:parent-style-name="Standard">
      <style:text-properties fo:color="#00a933" loext:opacity="100%" fo:font-weight="bold" officeooo:rsid="00277317" officeooo:paragraph-rsid="00277317" style:font-weight-asian="bold" style:font-weight-complex="bold"/>
    </style:style>
    <style:style style:name="P41" style:family="paragraph" style:parent-style-name="Preformatted_20_Text">
      <style:text-properties style:use-window-font-color="true" loext:opacity="0%" officeooo:paragraph-rsid="0035ef8c"/>
    </style:style>
    <style:style style:name="P42" style:family="paragraph" style:parent-style-name="Preformatted_20_Text">
      <style:text-properties fo:color="#00a933" loext:opacity="100%" officeooo:rsid="002c3205" officeooo:paragraph-rsid="0035ef8c"/>
    </style:style>
    <style:style style:name="P43" style:family="paragraph" style:parent-style-name="Preformatted_20_Text">
      <style:text-properties officeooo:rsid="001753ea" officeooo:paragraph-rsid="0019397d"/>
    </style:style>
    <style:style style:name="P44" style:family="paragraph" style:parent-style-name="Standard">
      <style:text-properties fo:color="#c9211e" loext:opacity="100%" fo:font-weight="bold" officeooo:rsid="002c784c" officeooo:paragraph-rsid="002c784c" style:font-weight-asian="bold" style:font-weight-complex="bold"/>
    </style:style>
    <style:style style:name="P45" style:family="paragraph" style:parent-style-name="Standard">
      <style:text-properties style:use-window-font-color="true" loext:opacity="0%" officeooo:paragraph-rsid="0019397d"/>
    </style:style>
    <style:style style:name="P46" style:family="paragraph" style:parent-style-name="Preformatted_20_Text">
      <style:text-properties fo:color="#00a933" loext:opacity="100%" officeooo:paragraph-rsid="0046bf85"/>
    </style:style>
    <style:style style:name="P47" style:family="paragraph" style:parent-style-name="Preformatted_20_Text">
      <style:text-properties fo:color="#00a933" loext:opacity="100%" officeooo:rsid="002c784c" officeooo:paragraph-rsid="0046bf85"/>
    </style:style>
    <style:style style:name="P48" style:family="paragraph" style:parent-style-name="Preformatted_20_Text">
      <style:text-properties officeooo:rsid="001753ea" officeooo:paragraph-rsid="002c784c"/>
    </style:style>
    <style:style style:name="P49" style:family="paragraph" style:parent-style-name="Standard">
      <style:text-properties officeooo:rsid="0019397d" officeooo:paragraph-rsid="002c784c"/>
    </style:style>
    <style:style style:name="P50" style:family="paragraph" style:parent-style-name="Standard">
      <style:text-properties fo:color="#ff0000" loext:opacity="100%" fo:font-weight="bold" officeooo:rsid="0046bf85" officeooo:paragraph-rsid="0046bf85" style:font-weight-asian="bold" style:font-weight-complex="bold"/>
    </style:style>
    <style:style style:name="P51" style:family="paragraph" style:parent-style-name="Preformatted_20_Text">
      <style:text-properties style:use-window-font-color="true" loext:opacity="0%" officeooo:paragraph-rsid="0046bf85"/>
    </style:style>
    <style:style style:name="P52" style:family="paragraph" style:parent-style-name="Preformatted_20_Text">
      <style:text-properties fo:color="#00a933" loext:opacity="100%" officeooo:paragraph-rsid="0019397d"/>
    </style:style>
    <style:style style:name="P53" style:family="paragraph" style:parent-style-name="Standard">
      <style:text-properties officeooo:rsid="0019397d" officeooo:paragraph-rsid="002d483a"/>
    </style:style>
    <style:style style:name="P54" style:family="paragraph" style:parent-style-name="Preformatted_20_Text">
      <style:text-properties style:use-window-font-color="true" loext:opacity="0%" officeooo:paragraph-rsid="004848fb"/>
    </style:style>
    <style:style style:name="P55" style:family="paragraph" style:parent-style-name="Standard">
      <style:text-properties fo:color="#ff0000" loext:opacity="100%" fo:font-weight="bold" officeooo:rsid="004848fb" officeooo:paragraph-rsid="004848fb" style:font-weight-asian="bold" style:font-weight-complex="bold"/>
    </style:style>
    <style:style style:name="P56" style:family="paragraph" style:parent-style-name="Standard">
      <style:text-properties fo:color="#00a933" loext:opacity="100%" fo:font-weight="bold" officeooo:rsid="0035ef8c" officeooo:paragraph-rsid="0035ef8c" style:font-weight-asian="bold" style:font-weight-complex="bold"/>
    </style:style>
    <style:style style:name="P57" style:family="paragraph" style:parent-style-name="Heading_20_2">
      <style:text-properties officeooo:paragraph-rsid="00375147"/>
    </style:style>
    <style:style style:name="P58" style:family="paragraph" style:parent-style-name="Standard">
      <style:text-properties officeooo:rsid="001753ea" officeooo:paragraph-rsid="00375147"/>
    </style:style>
    <style:style style:name="P59" style:family="paragraph" style:parent-style-name="Standard">
      <style:text-properties fo:color="#00a933" loext:opacity="100%" fo:font-weight="bold" officeooo:rsid="0038e5c7" officeooo:paragraph-rsid="0038e5c7" style:font-weight-asian="bold" style:font-weight-complex="bold"/>
    </style:style>
    <style:style style:name="P60" style:family="paragraph" style:parent-style-name="Standard">
      <style:text-properties fo:color="#ff0000" loext:opacity="100%" fo:font-weight="bold" officeooo:rsid="0035ef8c" officeooo:paragraph-rsid="00375147" style:font-weight-asian="bold" style:font-weight-complex="bold"/>
    </style:style>
    <style:style style:name="T1" style:family="text">
      <style:text-properties officeooo:rsid="002aa7b9"/>
    </style:style>
    <style:style style:name="T2" style:family="text">
      <style:text-properties officeooo:rsid="003a203e"/>
    </style:style>
    <style:style style:name="T3" style:family="text">
      <style:text-properties officeooo:rsid="0043c1a3"/>
    </style:style>
    <style:style style:name="T4" style:family="text">
      <style:text-properties officeooo:rsid="003f602c"/>
    </style:style>
    <style:style style:name="T5" style:family="text">
      <style:text-properties officeooo:rsid="002f929c"/>
    </style:style>
    <style:style style:name="T6" style:family="text">
      <style:text-properties officeooo:rsid="001753ea"/>
    </style:style>
    <style:style style:name="T7" style:family="text">
      <style:text-properties officeooo:rsid="0035ef8c"/>
    </style:style>
    <style:style style:name="T8" style:family="text">
      <style:text-properties officeooo:rsid="00375147"/>
    </style:style>
    <style:style style:name="T9" style:family="text">
      <style:text-properties officeooo:rsid="0045c0ed"/>
    </style:style>
    <style:style style:name="T10" style:family="text">
      <style:text-properties officeooo:rsid="002afdfc"/>
    </style:style>
    <style:style style:name="T11" style:family="text">
      <style:text-properties fo:color="#00a933" loext:opacity="100%" officeooo:rsid="0035ef8c"/>
    </style:style>
    <style:style style:name="T12" style:family="text">
      <style:text-properties fo:color="#00a933" loext:opacity="100%" officeooo:rsid="0019397d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officeooo:rsid="002afdfc"/>
    </style:style>
    <style:style style:name="T15" style:family="text">
      <style:text-properties officeooo:rsid="0019397d"/>
    </style:style>
    <style:style style:name="T16" style:family="text">
      <style:text-properties fo:color="#00a933" loext:opacity="100%" officeooo:rsid="002c3205"/>
    </style:style>
    <style:style style:name="T17" style:family="text">
      <style:text-properties officeooo:rsid="0035ef8c"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color="#c9211e" loext:opacity="100%" officeooo:rsid="0035ef8c"/>
    </style:style>
    <style:style style:name="T20" style:family="text">
      <style:text-properties fo:color="#c9211e" loext:opacity="100%" officeooo:rsid="002c3205"/>
    </style:style>
    <style:style style:name="T21" style:family="text">
      <style:text-properties fo:color="#c9211e" loext:opacity="100%" officeooo:rsid="0019397d"/>
    </style:style>
    <style:style style:name="T22" style:family="text">
      <style:text-properties officeooo:rsid="002c3205"/>
    </style:style>
    <style:style style:name="T23" style:family="text">
      <style:text-properties officeooo:rsid="0046bf85"/>
    </style:style>
    <style:style style:name="T24" style:family="text">
      <style:text-properties officeooo:rsid="001c0e23"/>
    </style:style>
    <style:style style:name="T25" style:family="text">
      <style:text-properties officeooo:rsid="002c784c"/>
    </style:style>
    <style:style style:name="T26" style:family="text">
      <style:text-properties fo:color="#ff0000" loext:opacity="100%" officeooo:rsid="0035ef8c"/>
    </style:style>
    <style:style style:name="T27" style:family="text">
      <style:text-properties fo:color="#ff0000" loext:opacity="100%"/>
    </style:style>
    <style:style style:name="T28" style:family="text">
      <style:text-properties fo:color="#00a933" loext:opacity="100%" officeooo:rsid="002c784c"/>
    </style:style>
    <style:style style:name="T29" style:family="text">
      <style:text-properties fo:color="#ff0000" loext:opacity="100%" officeooo:rsid="002c784c"/>
    </style:style>
    <style:style style:name="T30" style:family="text">
      <style:text-properties fo:color="#ff0000" loext:opacity="100%" officeooo:rsid="0019397d"/>
    </style:style>
    <style:style style:name="T31" style:family="text">
      <style:text-properties fo:color="#00a933" loext:opacity="100%" officeooo:rsid="002d483a"/>
    </style:style>
    <style:style style:name="T32" style:family="text">
      <style:text-properties officeooo:rsid="004848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<text:span text:style-name="T1">Calc </text:span><text:span text:style-name="T2">WEB </text:span><text:span text:style-name="T3">con botones</text:span></text:p>
      <text:p text:style-name="P1"/>
      <text:p text:style-name="P2">versión: 0,<text:span text:style-name="T3">1</text:span><text:tab/><text:tab/><text:tab/><text:tab/><text:span text:style-name="T4">Abril 2026</text:span></text:p>
      <text:p text:style-name="P2"/>
      <text:p text:style-name="P3"/>
      <text:p text:style-name="P1"/>
      <text:h text:style-name="P4" text:outline-level="1">Fundamentos de la suite de prueba</text:h>
      <text:p text:style-name="P1">Evaluar el funcionamiento del programa <text:span text:style-name="T2">Calc Web </text:span><text:span text:style-name="T3">con botones.</text:span></text:p>
      <text:p text:style-name="P5">En esta prueba se usa el navegador Microsoft <text:span text:style-name="T4">Brave </text:span>y Sistema Operativo Windows</text:p>
      <text:h text:style-name="Heading_20_1" text:outline-level="1">Check List</text:h>
      <text:p text:style-name="P1">Ejecutar la siguientes pruebas en el programa <text:span text:style-name="T5">Calculadora</text:span>, Ejecutar todas las pruebas en un <text:span text:style-name="T2">navegador de internet.</text:span></text:p>
      <text:p text:style-name="P6"/>
      <text:h text:style-name="Heading_20_2" text:outline-level="2"><text:span text:style-name="T6">0</text:span>- Test<text:span text:style-name="T7">ear Arranque Aplicación Web</text:span></text:h>
      <text:p text:style-name="P1">Fundamentos: verificar la <text:span text:style-name="T7">el arranque del programa WEB con al menos 3 navegadores populares</text:span></text:p>
      <text:p text:style-name="P1"/>
      <text:p text:style-name="Standard"><text:tab/><text:span text:style-name="T7">abrir https://crios2020.github.io/calc</text:span></text:p>
      <text:p text:style-name="P1"/>
      <text:p text:style-name="P1">Se <text:span text:style-name="T7">espera presentación del programa</text:span></text:p>
      <text:p text:style-name="P7">OK</text:p>
      <text:p text:style-name="P8"/>
      <text:h text:style-name="Heading_20_1" text:outline-level="1">1- <text:span text:style-name="T7">Validar código HTML</text:span></text:h>
      <text:p text:style-name="P9">Fundamentos: Verificar que el <text:span text:style-name="T7">código html este libre de errores</text:span></text:p>
      <text:p text:style-name="Preformatted_20_Text"><text:tab/><text:span text:style-name="T7">Pegar el código en https://validator.w3.org/#validate_by_input</text:span></text:p>
      <text:p text:style-name="P10">Se espera 0 errores y 0 warnings</text:p>
      <text:p text:style-name="P11">OK</text:p>
      <text:p text:style-name="P12"/>
      <text:h text:style-name="P13" text:outline-level="1"><text:span text:style-name="T3">2</text:span>- <text:span text:style-name="T7">Validar </text:span><text:span text:style-name="T3">Métricas Webs</text:span></text:h>
      <text:p text:style-name="P14">Fundamentos: Verificar <text:span text:style-name="T3">métricas web en https://pagespeed.web.dev/?hl=es</text:span></text:p>
      <text:p text:style-name="P15"><text:tab/><text:span text:style-name="T7">Pegar </text:span><text:span text:style-name="T3">url</text:span><text:span text:style-name="T7"> en https://pagespeed.web.dev/?hl=es</text:span></text:p>
      <text:p text:style-name="P16">Se espera <text:span text:style-name="T3">todas las métricas en verde</text:span></text:p>
      <text:p text:style-name="P17">OK</text:p>
      <text:p text:style-name="P18"/>
      <text:h text:style-name="P19" text:outline-level="1"><text:span text:style-name="T3">3</text:span>- <text:span text:style-name="T7">Verificar funcionamiento responsivo</text:span></text:h>
      <text:p text:style-name="P20"><text:span text:style-name="T6">Fundamentos: Verificar que el </text:span><text:span text:style-name="T7">funcionamiento en distintos dispositivos (Emulamos pantallas)</text:span></text:p>
      <text:p text:style-name="P21"><text:soft-page-break/><text:tab/><text:span text:style-name="T7">usar herramientas del desarrollador (f12) para emular distintos dispositivos</text:span></text:p>
      <text:p text:style-name="P21"/>
      <text:p text:style-name="P10">Se espera buena presentación de <text:span text:style-name="T8">todos </text:span>los elementos</text:p>
      <text:p text:style-name="P22">OK</text:p>
      <text:p text:style-name="P8"/>
      <text:h text:style-name="P23" text:outline-level="1"><text:span text:style-name="T9">5</text:span>- <text:span text:style-name="T7">Verificar funcionamiento </text:span><text:span text:style-name="T9">mancha QR</text:span></text:h>
      <text:p text:style-name="P24"><text:span text:style-name="T6">Fundamentos: Verificar que </text:span><text:span text:style-name="T9">funcione el link de código QR</text:span></text:p>
      <text:p text:style-name="P25"><text:tab/><text:span text:style-name="T7">usar </text:span><text:span text:style-name="T9">un celular para leer el código QR </text:span></text:p>
      <text:p text:style-name="P25"/>
      <text:p text:style-name="P26">Se espera <text:span text:style-name="T9">poder abrir la app desde un celular</text:span></text:p>
      <text:p text:style-name="P27">OK</text:p>
      <text:h text:style-name="Heading_20_2" text:outline-level="2"><text:span text:style-name="T9">6</text:span>- Testear Programa sin parámetros</text:h>
      <text:p text:style-name="P1">Fundamentos: verificar el funcionamiento del programa sin argumentos de entrada.</text:p>
      <text:p text:style-name="P1"/>
      <text:p text:style-name="P28"><text:tab/><text:span text:style-name="T7">abrir https://crios2020.github.io/calc</text:span></text:p>
      <text:p text:style-name="P1"/>
      <text:p text:style-name="P1"><text:span text:style-name="T7">No se</text:span> espera<text:span text:style-name="T7">n errores</text:span> </text:p>
      <text:p text:style-name="P29">OK</text:p>
      <text:p text:style-name="P29"/>
      <text:h text:style-name="P30" text:outline-level="2"><text:span text:style-name="T9">7</text:span>- Testear <text:span text:style-name="T9">Funcionamiento de todos los botones</text:span></text:h>
      <text:p text:style-name="P31">Fundamentos: verificar el funcionamiento <text:span text:style-name="T9">de todos los botones.</text:span></text:p>
      <text:p text:style-name="P31"/>
      <text:p text:style-name="P25"><text:tab/><text:span text:style-name="T7">abrir https://crios2020.github.io/calc</text:span></text:p>
      <text:p text:style-name="P31"/>
      <text:p text:style-name="P31"><text:span text:style-name="T7">No se</text:span> espera<text:span text:style-name="T7">n </text:span><text:span text:style-name="T9">problemas</text:span></text:p>
      <text:p text:style-name="P32">OK</text:p>
      <text:p text:style-name="P33"/>
      <text:h text:style-name="Heading_20_2" text:outline-level="2"><text:span text:style-name="T9">8</text:span>- Testear Programa con un parámetro de entrada</text:h>
      <text:p text:style-name="P1"/>
      <text:p text:style-name="P1">Fundamentos: Verificar ingreso de parámetros incorrectos</text:p>
      <text:p text:style-name="P1"/>
      <text:p text:style-name="P28"><text:tab/><text:span text:style-name="T7">abrir https://crios2020.github.io/calculadora/</text:span></text:p>
      <text:p text:style-name="Preformatted_20_Text"/>
      <text:p text:style-name="P10">No se esperan errores</text:p>
      <text:p text:style-name="P34">OK</text:p>
      <text:h text:style-name="P35" text:outline-level="2"/>
      <text:h text:style-name="P35" text:outline-level="2"><text:span text:style-name="T9">8</text:span>- Testear Programa con <text:span text:style-name="T9">todos los parámetros</text:span> de entrada <text:span text:style-name="T10">correctos</text:span></text:h>
      <text:p text:style-name="P36"/>
      <text:p text:style-name="P36">Fundamentos: Verificar ingreso de parámetros incorrectos</text:p>
      <text:p text:style-name="P36"/>
      <text:p text:style-name="P37"><text:tab/><text:span text:style-name="T11">calc.html 10 </text:span><text:span text:style-name="T12">10</text:span><text:span text:style-name="T13"> </text:span><text:span text:style-name="T14">sumar</text:span></text:p>
      <text:p text:style-name="P38"><text:tab/><text:span text:style-name="T7">calc.html 10 </text:span><text:span text:style-name="T15">10</text:span> <text:span text:style-name="T10">restar</text:span></text:p>
      <text:p text:style-name="P38"><text:soft-page-break/><text:tab/><text:span text:style-name="T7">calc.html 10 </text:span><text:span text:style-name="T15">10</text:span> <text:span text:style-name="T10">multiplicar</text:span></text:p>
      <text:p text:style-name="P38"><text:tab/><text:span text:style-name="T7">calc.html 10 </text:span><text:span text:style-name="T15">10</text:span><text:span text:style-name="T7"> </text:span><text:span text:style-name="T10">dividir</text:span></text:p>
      <text:p text:style-name="P36"/>
      <text:p text:style-name="P39">Se espera la <text:span text:style-name="T10">operación</text:span> de los parámetros de entrada</text:p>
      <text:p text:style-name="P40">OK</text:p>
      <text:h text:style-name="P35" text:outline-level="2"><text:span text:style-name="T9">9</text:span>- Testear Programa con parámetro<text:span text:style-name="T15">s</text:span> <text:span text:style-name="T15">de entr</text:span>ada <text:span text:style-name="T15">no entero</text:span></text:h>
      <text:p text:style-name="P36"/>
      <text:p text:style-name="P36">Fundamentos: Verificar ingreso de parámetros incorrectos</text:p>
      <text:p text:style-name="P36"/>
      <text:p text:style-name="P41"><text:tab/><text:span text:style-name="T11">calc.html</text:span><text:span text:style-name="T16"> sumar</text:span><text:span text:style-name="T13"> </text:span><text:span text:style-name="T12">10 10.0</text:span></text:p>
      <text:p text:style-name="P41"><text:span text:style-name="T12"><text:tab/></text:span><text:span text:style-name="T11">calc.html</text:span><text:span text:style-name="T16"> restar</text:span><text:span text:style-name="T12"> 10 10.0</text:span></text:p>
      <text:p text:style-name="P41"><text:span text:style-name="T12"><text:tab/></text:span><text:span text:style-name="T11">calc.html</text:span><text:span text:style-name="T16"> dividir</text:span><text:span text:style-name="T12"> 10 10.0</text:span></text:p>
      <text:p text:style-name="P41"><text:span text:style-name="T12"><text:tab/></text:span><text:span text:style-name="T11">calc.html</text:span><text:span text:style-name="T16"> multiplicar</text:span><text:span text:style-name="T12"> 10 10.0</text:span></text:p>
      <text:p text:style-name="P41"><text:span text:style-name="T12"><text:tab/></text:span><text:span text:style-name="T11">calc.html</text:span><text:span text:style-name="T16"> sumar 3.5 5.5</text:span></text:p>
      <text:p text:style-name="P42"><text:tab/><text:span text:style-name="T7">calc.html</text:span> restar 3.5 5.5</text:p>
      <text:p text:style-name="P42"><text:tab/><text:span text:style-name="T7">calc.html</text:span> dividir 3.5 5.5</text:p>
      <text:p text:style-name="P42"><text:tab/><text:span text:style-name="T17">calc.html</text:span><text:span text:style-name="T18"> multiplicar 3.5 5.5<text:tab/><text:tab/></text:span></text:p>
      <text:p text:style-name="P41"><text:tab/><text:span text:style-name="T11">calc.html</text:span><text:span text:style-name="T16"> sumar </text:span><text:span text:style-name="T12">4.1 4</text:span></text:p>
      <text:p text:style-name="P41"><text:span text:style-name="T16"><text:tab/></text:span><text:span text:style-name="T19">calc.html</text:span><text:span text:style-name="T20"> restar </text:span><text:span text:style-name="T21">4.1 4</text:span></text:p>
      <text:p text:style-name="P41"><text:span text:style-name="T16"><text:tab/></text:span><text:span text:style-name="T11">calc.html </text:span><text:span text:style-name="T16">dividir </text:span><text:span text:style-name="T12">4.1 4</text:span></text:p>
      <text:p text:style-name="P41"><text:span text:style-name="T16"><text:tab/></text:span><text:span text:style-name="T11">calc.html</text:span><text:span text:style-name="T16"> multiplicar </text:span><text:span text:style-name="T12">4.1 4</text:span></text:p>
      <text:p text:style-name="P43"/>
      <text:p text:style-name="P39">Se espera la <text:span text:style-name="T22">operación</text:span> de los <text:span text:style-name="T22">parámetros de entrada</text:span></text:p>
      <text:p text:style-name="P44">ERROR <text:tab/><text:tab/>Problemas de precisión</text:p>
      <text:h text:style-name="P35" text:outline-level="2"><text:span text:style-name="T23">10</text:span>- Testear Programa con parámetro<text:span text:style-name="T15">s</text:span> <text:span text:style-name="T15">de entr</text:span>ada <text:span text:style-name="T15">neutros</text:span></text:h>
      <text:p text:style-name="P36"/>
      <text:p text:style-name="P36">Fundamentos: Verificar ingreso de parámetros <text:span text:style-name="T24">neutro</text:span></text:p>
      <text:p text:style-name="P45"/>
      <text:p text:style-name="P46"><text:span text:style-name="T15"><text:tab/></text:span><text:span text:style-name="T7">calc.html </text:span><text:span text:style-name="T25">sumar 10 0</text:span></text:p>
      <text:p text:style-name="P47"><text:tab/><text:span text:style-name="T7">calc.html</text:span> restar 10 0</text:p>
      <text:p text:style-name="P47"><text:tab/><text:span text:style-name="T26">calc.html</text:span><text:span text:style-name="T27"> dividir 10 0</text:span></text:p>
      <text:p text:style-name="P47"><text:tab/><text:span text:style-name="T7">calc.html</text:span> multiplicar 10 0</text:p>
      <text:p text:style-name="P46"><text:tab/><text:span text:style-name="T7">calc.html</text:span><text:span text:style-name="T25"> sumar 0 10</text:span></text:p>
      <text:p text:style-name="P47"><text:tab/><text:span text:style-name="T7">calc.html</text:span> restar 0 10</text:p>
      <text:p text:style-name="P47"><text:tab/><text:span text:style-name="T26">calc.html</text:span><text:span text:style-name="T27"> dividir 0 10</text:span></text:p>
      <text:p text:style-name="P47"><text:tab/><text:span text:style-name="T26">calc.html</text:span><text:span text:style-name="T27"> multiplicar 0 10</text:span></text:p>
      <text:p text:style-name="P47"><text:tab/><text:span text:style-name="T7">calc.html</text:span> sumar 0 0</text:p>
      <text:p text:style-name="P47"><text:tab/><text:span text:style-name="T7">calc.html</text:span> restar 0 0</text:p>
      <text:p text:style-name="P47"><text:tab/><text:span text:style-name="T7">calc.html</text:span> dividir 0 0</text:p>
      <text:p text:style-name="P47"><text:tab/><text:span text:style-name="T26">calc.html</text:span><text:span text:style-name="T27"> multiplicar 0 0</text:span></text:p>
      <text:p text:style-name="P48"/>
      <text:p text:style-name="P49">Se espera la <text:span text:style-name="T22">operación</text:span> de los <text:span text:style-name="T22">parámetros de entrada</text:span></text:p>
      <text:p text:style-name="P50">Error</text:p>
      <text:h text:style-name="P35" text:outline-level="2"><text:span text:style-name="T23">11</text:span>- Testear Programa con parámetro<text:span text:style-name="T15">s</text:span> <text:span text:style-name="T15">de entr</text:span>ada <text:span text:style-name="T15">negativos</text:span></text:h>
      <text:p text:style-name="P36"/>
      <text:p text:style-name="P36">Fundamentos: Verificar ingreso de parámetros incorrectos</text:p>
      <text:p text:style-name="P36"/>
      <text:p text:style-name="P51"><text:tab/><text:span text:style-name="T11">calc.html</text:span><text:span text:style-name="T28"> s</text:span><text:span text:style-name="T13">umar -</text:span><text:span text:style-name="T12">10 -10</text:span></text:p>
      <text:p text:style-name="P51"><text:span text:style-name="T12"><text:tab/></text:span><text:span text:style-name="T26">calc.html</text:span><text:span text:style-name="T29"> rest</text:span><text:span text:style-name="T30">ar -10 -10</text:span></text:p>
      <text:p text:style-name="P51"><text:span text:style-name="T12"><text:tab/></text:span><text:span text:style-name="T11">calc.html</text:span><text:span text:style-name="T28"> dividi</text:span><text:span text:style-name="T12">r -10 -10</text:span></text:p>
      <text:p text:style-name="P51"><text:span text:style-name="T12"><text:tab/></text:span><text:span text:style-name="T11">calc.html</text:span><text:span text:style-name="T28"> multiplic</text:span><text:span text:style-name="T12">ar -10 -10</text:span></text:p>
      <text:p text:style-name="P51"><text:span text:style-name="T12"><text:tab/></text:span><text:span text:style-name="T11">calc.html</text:span><text:span text:style-name="T28"> s</text:span><text:span text:style-name="T12">umar -</text:span><text:span text:style-name="T28">5</text:span><text:span text:style-name="T12"> 10</text:span></text:p>
      <text:p text:style-name="P51"><text:span text:style-name="T12"><text:tab/></text:span><text:span text:style-name="T11">calc.html</text:span><text:span text:style-name="T28"> rest</text:span><text:span text:style-name="T12">ar -</text:span><text:span text:style-name="T28">5</text:span><text:span text:style-name="T12"> 10</text:span></text:p>
      <text:p text:style-name="P51"><text:span text:style-name="T12"><text:tab/></text:span><text:span text:style-name="T11">calc.html</text:span><text:span text:style-name="T28"> dividi</text:span><text:span text:style-name="T12">r -</text:span><text:span text:style-name="T28">5</text:span><text:span text:style-name="T12"> 10</text:span></text:p>
      <text:p text:style-name="P51"><text:soft-page-break/><text:span text:style-name="T12"><text:tab/></text:span><text:span text:style-name="T11">calc.html</text:span><text:span text:style-name="T28"> multiplic</text:span><text:span text:style-name="T12">ar -</text:span><text:span text:style-name="T28">5</text:span><text:span text:style-name="T12"> 10</text:span></text:p>
      <text:p text:style-name="P51"><text:span text:style-name="T12"><text:tab/></text:span><text:span text:style-name="T11">calc.html</text:span><text:span text:style-name="T28"> s</text:span><text:span text:style-name="T12">umar 10 -</text:span><text:span text:style-name="T28">50</text:span></text:p>
      <text:p text:style-name="P51"><text:span text:style-name="T12"><text:tab/></text:span><text:span text:style-name="T11">calc.html</text:span><text:span text:style-name="T28"> resta</text:span><text:span text:style-name="T31">r</text:span><text:span text:style-name="T12"> 10 -</text:span><text:span text:style-name="T28">50</text:span></text:p>
      <text:p text:style-name="P51"><text:span text:style-name="T12"><text:tab/></text:span><text:span text:style-name="T11">calc.html</text:span><text:span text:style-name="T28"> dividir</text:span><text:span text:style-name="T12"> 10 -</text:span><text:span text:style-name="T28">50</text:span></text:p>
      <text:p text:style-name="P51"><text:span text:style-name="T12"><text:tab/></text:span><text:span text:style-name="T11">calc.html</text:span><text:span text:style-name="T28"> multiplic</text:span><text:span text:style-name="T12">ar 10 -</text:span><text:span text:style-name="T28">50</text:span><text:tab/></text:p>
      <text:p text:style-name="P52"/>
      <text:p text:style-name="P43"/>
      <text:p text:style-name="P53">Se espera la <text:span text:style-name="T22">operación</text:span> de los <text:span text:style-name="T22">parámetros de entrada</text:span></text:p>
      <text:p text:style-name="P50">Error</text:p>
      <text:h text:style-name="P35" text:outline-level="2"><text:span text:style-name="T7">1</text:span><text:span text:style-name="T32">2</text:span>- Testear Programa <text:span text:style-name="T15">con desbordamiento en números enteros</text:span></text:h>
      <text:p text:style-name="P36"/>
      <text:p text:style-name="P36">Fundamentos: Verificar ingreso de parámetros incorrectos</text:p>
      <text:p text:style-name="P36"/>
      <text:p text:style-name="P54"><text:tab/><text:span text:style-name="T11">calc.html sumar</text:span><text:span text:style-name="T27"> </text:span><text:span text:style-name="T12">2000000000 2000000000</text:span></text:p>
      <text:p text:style-name="P54"><text:tab/><text:span text:style-name="T11">calc.html sumar</text:span><text:span text:style-name="T27"> </text:span><text:span text:style-name="T13">-</text:span><text:span text:style-name="T12">2000000000 -2000000000</text:span></text:p>
      <text:p text:style-name="P54"><text:tab/><text:span text:style-name="T11">calc.html restar</text:span><text:span text:style-name="T13"> </text:span><text:span text:style-name="T12">2000000000 2000000000</text:span></text:p>
      <text:p text:style-name="P54"><text:span text:style-name="T12"><text:tab/></text:span><text:span text:style-name="T11">calc.html restar </text:span><text:span text:style-name="T12"><text:s/>-2000000000 -2000000000</text:span></text:p>
      <text:p text:style-name="P54"><text:tab/><text:span text:style-name="T11">calc.html dividir</text:span><text:span text:style-name="T13"> </text:span><text:span text:style-name="T12">2000000000 2000000000</text:span></text:p>
      <text:p text:style-name="P54"><text:span text:style-name="T12"><text:tab/></text:span><text:span text:style-name="T11">calc.html dividir</text:span><text:span text:style-name="T12"> -2000000000 -2000000000</text:span></text:p>
      <text:p text:style-name="P54"><text:tab/><text:span text:style-name="T26">calc.html multiplicar</text:span><text:span text:style-name="T27"> </text:span><text:span text:style-name="T30">2000000000 2000000000</text:span></text:p>
      <text:p text:style-name="P54"><text:span text:style-name="T12"><text:tab/></text:span><text:span text:style-name="T11">calc.html multiplicar</text:span><text:span text:style-name="T12"> -2000000000 -2000000000</text:span></text:p>
      <text:p text:style-name="P43"/>
      <text:p text:style-name="P53">Se espera la <text:span text:style-name="T22">operación</text:span> de los <text:span text:style-name="T22">parámetros de entrada</text:span></text:p>
      <text:p text:style-name="P55">Error El calculo matemático es correcto, hay un desbordamiento gráfico en el contenedor de resultados al representar números grandes</text:p>
      <text:p text:style-name="P56"/>
      <text:h text:style-name="P57" text:outline-level="2">10- Testear <text:span text:style-name="T8">caja de resultado e información</text:span></text:h>
      <text:p text:style-name="P58">Fundamentos: Verificar <text:span text:style-name="T8">que no se permita la edición de contenido en la caja de texto</text:span></text:p>
      <text:p text:style-name="P58"><text:tab/><text:span text:style-name="T8">de resultado e información</text:span></text:p>
      <text:p text:style-name="P58"/>
      <text:p text:style-name="P59">OK</text:p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9-26T12:18:42.111000000</meta:creation-date>
    <meta:generator>LibreOffice/26.2.1.2$Windows_X86_64 LibreOffice_project/620$Build-2</meta:generator>
    <dc:date>2026-04-23T12:03:39.449248600</dc:date>
    <meta:editing-duration>PT6H56M34S</meta:editing-duration>
    <meta:editing-cycles>27</meta:editing-cycles>
    <meta:document-statistic meta:table-count="0" meta:image-count="0" meta:object-count="0" meta:page-count="4" meta:paragraph-count="119" meta:word-count="627" meta:character-count="4348" meta:non-whitespace-character-count="3772"/>
  </office:meta>
</office:document-meta>
</file>